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D7509DD850555B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6600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D7509DD850555BF9.png" xlink:type="simple" xlink:show="embed" xlink:actuate="onLoad">
            <text:p/>
          </draw:image>
        </draw:frame>
        <draw:path draw:style-name="gr2" draw:text-style-name="P1" draw:layer="layout" svg:width="11.966cm" svg:height="10.65cm" draw:transform="skewX (0.0495673507566389) rotate (-1.12957709189073) translate (12.0043460131534cm -5.78330586930818cm)" svg:viewBox="0 0 11967 10651" svg:d="M0 9815l9205 817c1749 142 2264-561 2588-1138 542-962-224-2401-1704-3943-2286-2659-5500-4856-6081-55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1T11:25:39.936852179</dc:date>
    <meta:editing-duration>PT13M12S</meta:editing-duration>
    <meta:editing-cycles>2</meta:editing-cycles>
    <meta:generator>LibreOffice/5.1.6.2$Linux_X86_64 LibreOffice_project/10m0$Build-2</meta:generator>
    <meta:document-statistic meta:object-count="2"/>
  </office:meta>
</office:document-meta>
</file>